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1.</text:p>
      <text:p text:style-name="Normal">In order for Andile to get the project triple constraints under control, he needs to take the following actions:</text:p>
      <text:p text:style-name="Normal">Scope management: Andile needs to create a process for managing changes to the project. This<text:s/>procedure<text:s/>should<text:s/>involve<text:s/>writing down any requests for changes, figuring out how they will<text:s/>impact<text:s/>the project's goals, how long it will take to complete, and how much it will cost.<text:s/>Before making any adjustments, he needs<text:s/>to get permission from<text:s/>those that are funding<text:s/>the<text:s/>project.<text:s/>Andile also needs to create a reference point for the project's goals. This will<text:s/>enable<text:s/>him keep track of any changes to the project and make sure the project stays on track. All of this will help Andile manage the project and make sure it doesn't get too big or complicated.</text:p>
      <text:p text:style-name="Normal">Time management: Andile needs to regularly<text:s/>review<text:s/>and adjust the project schedule to match how the project is actually going and any problems that come up. He should also figure out which tasks are most important and how long they will take, and make sure resources are being used well.<text:s/>In order to keep the project on track and complete it on time, Andile can utilize Project Libre to monitor progress, identify any delays, and make necessary corrections.</text:p>
      <text:p text:style-name="Normal"/>
      <text:p text:style-name="Normal">Cost management:<text:s/>Andile must compile a list of all project costs, including salaries, supplies, equipment, and other expenses. He should also set aside some extra money just in case something unexpected happens. Andile should keep track of how much money<text:s/>is<text:s/>spend and compare it to<text:s/>the<text:s/>original budget using Project<text:s/>Libre. If he notices any differences, he should take steps to fix them, so he doesn't spend more money than he planned. This way, Andile can manage the project's budget and make sure it doesn't go over the approved amount.</text:p>
      <text:p text:style-name="Normal">2.</text:p>
      <text:p text:style-name="Normal">Yes, I agree.<text:s/>Using project management tools can help Andile to manage the project more efficiently and effectively,<text:s/>making it possible for<text:s/>him to achieve the project's objectives within the triple constraint<text:s/>goals. These<text:s/>project management<text:s/>tools can help<text:s/>him create a detailed project plan<text:s/>that will outline the tasks, milestones, deliverables, and dependencies of the project. They can also help in<text:s/>monitoring<text:s/>the project’s progress by tracking task completion, manage the project scope by documenting change requests, and control the project budget<text:s/>by creating a detailed cost estimat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ona</meta:initial-creator>
    <dc:creator>Olona</dc:creator>
    <meta:creation-date>2023-05-10T07:59:00Z</meta:creation-date>
    <dc:date>2023-05-10T09:17:00Z</dc:date>
    <meta:template xlink:href="Normal" xlink:type="simple"/>
    <meta:editing-cycles>2</meta:editing-cycles>
    <meta:editing-duration>PT4680S</meta:editing-duration>
    <meta:document-statistic meta:page-count="1" meta:paragraph-count="4" meta:word-count="351" meta:character-count="2352" meta:row-count="16" meta:non-whitespace-character-count="2005"/>
  </office:meta>
</office:document-meta>
</file>